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eefdc" officeooo:paragraph-rsid="0020739c"/>
    </style:style>
    <style:style style:name="P2" style:family="paragraph" style:parent-style-name="Standard">
      <style:text-properties style:font-name="Courier 10 Pitch" officeooo:rsid="002eefdc" officeooo:paragraph-rsid="00285b7a"/>
    </style:style>
    <style:style style:name="P3" style:family="paragraph" style:parent-style-name="Standard">
      <style:text-properties style:font-name="Courier 10 Pitch" officeooo:rsid="002eefdc" officeooo:paragraph-rsid="0033e186"/>
    </style:style>
    <style:style style:name="P4" style:family="paragraph" style:parent-style-name="Standard">
      <style:paragraph-properties fo:text-align="end" style:justify-single-word="false"/>
      <style:text-properties style:font-name="Courier 10 Pitch" officeooo:rsid="001f9a7a" officeooo:paragraph-rsid="0020739c"/>
    </style:style>
    <style:style style:name="P5" style:family="paragraph" style:parent-style-name="Standard">
      <style:text-properties style:font-name="Courier 10 Pitch" officeooo:rsid="000f4e9a" officeooo:paragraph-rsid="0020739c"/>
    </style:style>
    <style:style style:name="P6" style:family="paragraph" style:parent-style-name="Standard">
      <style:text-properties style:font-name="Courier 10 Pitch" officeooo:rsid="00124487" officeooo:paragraph-rsid="0020739c"/>
    </style:style>
    <style:style style:name="P7" style:family="paragraph" style:parent-style-name="Standard">
      <style:text-properties style:font-name="Courier 10 Pitch" officeooo:rsid="001cec0c" officeooo:paragraph-rsid="0020739c"/>
    </style:style>
    <style:style style:name="P8" style:family="paragraph" style:parent-style-name="Standard">
      <style:text-properties style:font-name="Courier 10 Pitch" officeooo:rsid="001cec0c" officeooo:paragraph-rsid="00285b7a"/>
    </style:style>
    <style:style style:name="P9" style:family="paragraph" style:parent-style-name="Standard">
      <style:text-properties style:font-name="Courier 10 Pitch" officeooo:rsid="00228e15" officeooo:paragraph-rsid="00228e15"/>
    </style:style>
    <style:style style:name="P10" style:family="paragraph" style:parent-style-name="Standard">
      <style:text-properties style:font-name="Courier 10 Pitch" officeooo:rsid="00228e15" officeooo:paragraph-rsid="00285b7a"/>
    </style:style>
    <style:style style:name="P11" style:family="paragraph" style:parent-style-name="Standard">
      <style:paragraph-properties fo:break-before="page"/>
      <style:text-properties style:font-name="Courier 10 Pitch" officeooo:rsid="001cec0c" officeooo:paragraph-rsid="00285b7a"/>
    </style:style>
    <style:style style:name="P12" style:family="paragraph" style:parent-style-name="Standard">
      <style:text-properties style:font-name="Courier 10 Pitch" officeooo:rsid="003e21db" officeooo:paragraph-rsid="003e21db"/>
    </style:style>
    <style:style style:name="P13" style:family="paragraph" style:parent-style-name="Standard">
      <style:text-properties style:font-name="Courier 10 Pitch" officeooo:rsid="00228e15" officeooo:paragraph-rsid="0020739c"/>
    </style:style>
    <style:style style:name="P14" style:family="paragraph" style:parent-style-name="Standard">
      <style:text-properties style:font-name="Courier 10 Pitch" officeooo:rsid="00228e15" officeooo:paragraph-rsid="00285b7a"/>
    </style:style>
    <style:style style:name="P15" style:family="paragraph" style:parent-style-name="Standard">
      <style:text-properties style:font-name="Courier 10 Pitch" officeooo:rsid="00228e15" officeooo:paragraph-rsid="0059cc70"/>
    </style:style>
    <style:style style:name="P16" style:family="paragraph" style:parent-style-name="Standard">
      <style:text-properties style:font-name="Courier 10 Pitch" officeooo:rsid="002eefdc" officeooo:paragraph-rsid="00285b7a"/>
    </style:style>
    <style:style style:name="P17" style:family="paragraph" style:parent-style-name="Standard">
      <style:text-properties style:font-name="Courier 10 Pitch" officeooo:rsid="002eefdc" officeooo:paragraph-rsid="0059cc70"/>
    </style:style>
    <style:style style:name="P18" style:family="paragraph" style:parent-style-name="Standard">
      <style:text-properties style:font-name="Courier 10 Pitch" officeooo:rsid="002eefdc" officeooo:paragraph-rsid="0074c6ed"/>
    </style:style>
    <style:style style:name="P19" style:family="paragraph" style:parent-style-name="Standard">
      <style:text-properties style:font-name="Courier 10 Pitch" officeooo:rsid="001cec0c" officeooo:paragraph-rsid="0059cc70"/>
    </style:style>
    <style:style style:name="P20" style:family="paragraph" style:parent-style-name="Standard">
      <style:paragraph-properties fo:break-before="page"/>
      <style:text-properties style:font-name="Courier 10 Pitch" officeooo:rsid="001cec0c" officeooo:paragraph-rsid="0059cc70"/>
    </style:style>
    <style:style style:name="T1" style:family="text">
      <style:text-properties officeooo:rsid="0020bfa1"/>
    </style:style>
    <style:style style:name="T2" style:family="text">
      <style:text-properties officeooo:rsid="0031836b"/>
    </style:style>
    <style:style style:name="T3" style:family="text">
      <style:text-properties officeooo:rsid="00332bd3"/>
    </style:style>
    <style:style style:name="T4" style:family="text">
      <style:text-properties officeooo:rsid="0033e186"/>
    </style:style>
    <style:style style:name="T5" style:family="text">
      <style:text-properties officeooo:rsid="00367aa6"/>
    </style:style>
    <style:style style:name="T6" style:family="text">
      <style:text-properties officeooo:rsid="003c5e6b"/>
    </style:style>
    <style:style style:name="T7" style:family="text">
      <style:text-properties officeooo:rsid="00437183"/>
    </style:style>
    <style:style style:name="T8" style:family="text">
      <style:text-properties officeooo:rsid="0047cfbd"/>
    </style:style>
    <style:style style:name="T9" style:family="text">
      <style:text-properties officeooo:rsid="004ce874"/>
    </style:style>
    <style:style style:name="T10" style:family="text">
      <style:text-properties officeooo:rsid="00598704"/>
    </style:style>
    <style:style style:name="T11" style:family="text">
      <style:text-properties officeooo:rsid="005abd0e"/>
    </style:style>
    <style:style style:name="T12" style:family="text">
      <style:text-properties officeooo:rsid="0060a5ad"/>
    </style:style>
    <style:style style:name="T13" style:family="text">
      <style:text-properties officeooo:rsid="00652992"/>
    </style:style>
    <style:style style:name="T14" style:family="text">
      <style:text-properties officeooo:rsid="006590ff"/>
    </style:style>
    <style:style style:name="T15" style:family="text">
      <style:text-properties officeooo:rsid="0067cb02"/>
    </style:style>
    <style:style style:name="T16" style:family="text">
      <style:text-properties officeooo:rsid="006944fb"/>
    </style:style>
    <style:style style:name="T17" style:family="text">
      <style:text-properties officeooo:rsid="006a952e"/>
    </style:style>
    <style:style style:name="T18" style:family="text">
      <style:text-properties officeooo:rsid="0070d51c"/>
    </style:style>
    <style:style style:name="T19" style:family="text">
      <style:text-properties officeooo:rsid="00744b7b"/>
    </style:style>
    <style:style style:name="T20" style:family="text">
      <style:text-properties officeooo:rsid="0074c6ed"/>
    </style:style>
    <style:style style:name="T21" style:family="text">
      <style:text-properties officeooo:rsid="00787551"/>
    </style:style>
    <style:style style:name="T22" style:family="text">
      <style:text-properties officeooo:rsid="007caa53"/>
    </style:style>
    <style:style style:name="T23" style:family="text">
      <style:text-properties officeooo:rsid="007f0e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 - <text:s text:c="7"/></text:p>
      <text:p text:style-name="P5"/>
      <text:p text:style-name="P5">Experiment – <text:span text:style-name="T23">3</text:span></text:p>
      <text:p text:style-name="P12">Client Side Scripting</text:p>
      <text:p text:style-name="P6"/>
      <text:p text:style-name="P7">Program – 1</text:p>
      <text:p text:style-name="P7"/>
      <text:p text:style-name="P1">AIM :</text:p>
      <text:p text:style-name="P13"><text:tab/><text:span text:style-name="T7">Create a Web page HTML CSS that holds a bulleted list of the names of your friends. Make sure that the bullets are in plain circle.</text:span></text:p>
      <text:p text:style-name="P13"/>
      <text:p text:style-name="P9">PROGRAM 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Program – <text:span text:style-name="T2">2</text:span></text:p>
      <text:p text:style-name="P8"/>
      <text:p text:style-name="P2">AIM :</text:p>
      <text:p text:style-name="P2"><text:tab/><text:span text:style-name="T8">Create a web page in HTML CSS to display the maximum and minimum temperature of 5 cities using table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Program – <text:span text:style-name="T3">3</text:span></text:p>
      <text:p text:style-name="P8"/>
      <text:p text:style-name="P2">AIM :</text:p>
      <text:p text:style-name="P2"><text:tab/><text:span text:style-name="T9">To odesign a web page in HTML that accepts username and password. Opens a new window when the password corresponds to a particular value is set by the developer.</text:span></text:p>
      <text:p text:style-name="P2"/>
      <text:p text:style-name="P10">PROGRAM :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Program – <text:span text:style-name="T4">4</text:span></text:p>
      <text:p text:style-name="P8"/>
      <text:p text:style-name="P2">AIM :</text:p>
      <text:p text:style-name="P3"><text:tab/><text:span text:style-name="T10">To design a web page in HTML that consists of 2 text boxes. When the page is forst loaded set the focus to the first text box. The user should not be allowed to leave the box unless enters a value in it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rogram – <text:span text:style-name="T5">5</text:span></text:p>
      <text:p text:style-name="P8"/>
      <text:p text:style-name="P2">AIM :</text:p>
      <text:p text:style-name="P2"><text:tab/><text:span text:style-name="T11">To display <text:s/>an alert box to alert the x and y co-ordinates of the cursor in JavaScript.</text:span></text:p>
      <text:p text:style-name="P2"/>
      <text:p text:style-name="P10">PROGRAM :</text:p>
      <text:p text:style-name="P10"/>
      <text:p text:style-name="P10"/>
      <text:p text:style-name="P10"/>
      <text:p text:style-name="P10"/>
      <text:p text:style-name="P20">Program – <text:span text:style-name="T12">6</text:span></text:p>
      <text:p text:style-name="P19"/>
      <text:p text:style-name="P17">AIM :</text:p>
      <text:p text:style-name="P17"><text:tab/><text:span text:style-name="T13">To design a simple arithmetic calculator in JavaScript.</text:span></text:p>
      <text:p text:style-name="P17"/>
      <text:p text:style-name="P15">PROGRAM :</text:p>
      <text:p text:style-name="P15"/>
      <text:p text:style-name="P20">Program – <text:span text:style-name="T14">7</text:span></text:p>
      <text:p text:style-name="P19"/>
      <text:p text:style-name="P17">AIM :</text:p>
      <text:p text:style-name="P17"><text:tab/><text:span text:style-name="T14">To design a webpage to display a digital clock in JavaScript.</text:span></text:p>
      <text:p text:style-name="P17"/>
      <text:p text:style-name="P15">PROGRAM :</text:p>
      <text:p text:style-name="P15"/>
      <text:p text:style-name="P20">Program – <text:span text:style-name="T15">8</text:span></text:p>
      <text:p text:style-name="P19"/>
      <text:p text:style-name="P17">AIM :</text:p>
      <text:p text:style-name="P17"><text:tab/><text:span text:style-name="T16">To create, test and validate an XHTML document that describes an ordered list of 5 movies.</text:span></text:p>
      <text:p text:style-name="P17"/>
      <text:p text:style-name="P15">PROGRAM :</text:p>
      <text:p text:style-name="P15"/>
      <text:p text:style-name="P20">Program – <text:span text:style-name="T17">9</text:span></text:p>
      <text:p text:style-name="P19"/>
      <text:p text:style-name="P17">AIM :</text:p>
      <text:p text:style-name="P17"><text:tab/><text:span text:style-name="T18">To create, test and validate an XHTML document that has a form with :</text:span></text:p>
      <text:p text:style-name="P17"><text:span text:style-name="T19"><text:tab/>(i) <text:s text:c="2"/>A textbox to collect the user names.</text:span></text:p>
      <text:p text:style-name="P18"><text:span text:style-name="T20"><text:tab/>(ii) <text:s/>Four check boxes.</text:span></text:p>
      <text:p text:style-name="P18"><text:span text:style-name="T20"><text:tab/>(iii) A collection of 3 radio buttons</text:span></text:p>
      <text:p text:style-name="P18"><text:tab/></text:p>
      <text:p text:style-name="P17"/>
      <text:p text:style-name="P15">PROGRAM :</text:p>
      <text:p text:style-name="P15"/>
      <text:p text:style-name="P20">Program – <text:span text:style-name="T21">10</text:span></text:p>
      <text:p text:style-name="P19"/>
      <text:p text:style-name="P17">AIM :</text:p>
      <text:p text:style-name="P17"><text:tab/><text:span text:style-name="T22">To create a dynamic website of Department of Computer Technology in HTML / XHTML / JavaScript/</text:span></text:p>
      <text:p text:style-name="P17"/>
      <text:p text:style-name="P15">PROGRAM :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49:33.242232754</meta:creation-date>
    <meta:generator>LibreOffice/5.1.6.2$Linux_X86_64 LibreOffice_project/10m0$Build-2</meta:generator>
    <dc:date>2019-02-13T13:09:30.751558033</dc:date>
    <meta:editing-duration>PT18M45S</meta:editing-duration>
    <meta:editing-cycles>53</meta:editing-cycles>
    <meta:document-statistic meta:table-count="0" meta:image-count="0" meta:object-count="0" meta:page-count="8" meta:paragraph-count="47" meta:word-count="285" meta:character-count="1468" meta:non-whitespace-character-count="1192"/>
  </office:meta>
</office:document-meta>
</file>